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Object_20_with_20_no_20_fill_20_and_20_no_20_line">
      <style:graphic-properties draw:textarea-vertical-align="middle" draw:ole-draw-aspect="1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1" style:family="graphic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3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4" style:family="graphic">
      <style:graphic-properties svg:stroke-color="#000000" draw:fill="solid" draw:fill-color="#dddddd" draw:textarea-horizontal-align="justify" draw:textarea-vertical-align="middle" draw:auto-grow-height="false"/>
    </style:style>
    <style:style style:name="gr85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6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7" style:family="graphic" style:parent-style-name="standard">
      <style:graphic-properties svg:stroke-color="#729fcf" draw:fill="solid" draw:fill-color="#3465a4" draw:textarea-horizontal-align="justify" draw:textarea-vertical-align="middle" draw:auto-grow-height="false"/>
    </style:style>
    <style:style style:name="gr88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90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92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3" style:family="graphic" style:parent-style-name="objectwithoutfill">
      <style:graphic-properties svg:stroke-width="0.051cm" svg:stroke-color="#ff3333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94" style:family="graphic">
      <style:graphic-properties svg:stroke-color="#729fcf" draw:fill="solid" draw:fill-color="#3465a4" draw:textarea-horizontal-align="justify" draw:textarea-vertical-align="middle" draw:auto-grow-height="false"/>
    </style:style>
    <style:style style:name="gr95" style:family="graphic">
      <style:graphic-properties draw:fill="solid" draw:fill-color="#729fcf" draw:textarea-horizontal-align="justify" draw:textarea-vertical-align="middle" draw:auto-grow-height="false"/>
    </style:style>
    <style:style style:name="gr96" style:family="graphic">
      <style:graphic-properties draw:fill="solid" draw:fill-color="#dddddd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text-properties style:font-name="Ubuntu"/>
    </style:style>
    <style:style style:name="P34" style:family="paragraph">
      <style:paragraph-properties fo:text-align="center"/>
      <style:text-properties fo:font-size="27pt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font-size="32pt"/>
    </style:style>
    <style:style style:name="P37" style:family="paragraph">
      <style:text-properties fo:color="#333333" style:font-name="Ubuntu" fo:font-size="32pt" style:text-underline-style="none" style:font-size-asian="32pt" style:font-size-complex="32pt"/>
    </style:style>
    <style:style style:name="P38" style:family="paragraph">
      <style:paragraph-properties fo:text-align="center"/>
      <style:text-properties fo:color="#ff3333"/>
    </style:style>
    <style:style style:name="P39" style:family="paragraph">
      <style:paragraph-properties fo:text-align="center"/>
      <style:text-properties fo:color="#ff3333"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4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3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9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0" draw:text-style-name="P35" draw:layer="layout" svg:width="29.411cm" svg:height="2.461cm" svg:x="0.003cm" svg:y="18.179cm">
          <draw:text-box>
            <text:p text:style-name="P34"><text:span text:style-name="T18">Gains from the networks are shadowed by the high CPU footprint</text:span></text:p>
          </draw:text-box>
        </draw:frame>
        <draw:custom-shape draw:style-name="gr81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2" draw:text-style-name="P37" draw:layer="layout" svg:width="21.199cm" svg:height="1.521cm" svg:x="3.401cm" svg:y="17.177cm">
          <draw:text-box>
            <text:p text:style-name="P36"><text:span text:style-name="T19">Network gains are shadowed by the C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83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83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0.711cm" svg:height="1.389cm" svg:x="8.061cm" svg:y="7.96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3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83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3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83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custom-shape draw:name="Rectangle 19" draw:style-name="gr85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draw:style-name="gr65" draw:text-style-name="P19" draw:layer="layout" svg:width="2.266cm" svg:height="0.947cm" svg:x="5.39cm" svg:y="4.825cm">
          <draw:text-box>
            <text:p text:style-name="P1"><text:span text:style-name="T9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7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8" draw:text-style-name="P1" draw:layer="layout" svg:width="1.524cm" svg:height="0.762cm" svg:x="13.73cm" svg:y="5.75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" draw:layer="layout" svg:width="1.524cm" svg:height="0.762cm" svg:x="13.73cm" svg:y="6.512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" draw:layer="layout" svg:width="1.524cm" svg:height="0.762cm" svg:x="13.73cm" svg:y="7.274cm">
            <text:p/>
            <draw:enhanced-geometry svg:viewBox="0 0 21600 21600" draw:type="rectangle" draw:enhanced-path="M 0 0 L 21600 0 21600 21600 0 21600 0 0 Z N"/>
          </draw:custom-shape>
        </draw:g>
        <draw:custom-shape draw:style-name="gr89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g>
          <draw:custom-shape draw:style-name="gr90" draw:text-style-name="P1" draw:layer="layout" svg:width="1.524cm" svg:height="0.762cm" svg:x="14.576cm" svg:y="10.468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4.576cm" svg:y="11.23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4.576cm" svg:y="11.992cm">
            <text:p/>
            <draw:enhanced-geometry svg:viewBox="0 0 21600 21600" draw:type="rectangle" draw:enhanced-path="M 0 0 L 21600 0 21600 21600 0 21600 0 0 Z N"/>
          </draw:custom-shape>
        </draw:g>
        <draw:custom-shape draw:style-name="gr91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398cm" svg:y1="9.483cm" svg:x2="9.398cm" svg:y2="10.499cm">
          <text:p/>
        </draw:line>
        <draw:line draw:style-name="gr67" draw:text-style-name="P1" draw:layer="layout" svg:x1="6.604cm" svg:y1="9.483cm" svg:x2="6.604cm" svg:y2="10.499cm">
          <text:p/>
        </draw:line>
        <draw:g>
          <draw:custom-shape draw:style-name="gr92" draw:text-style-name="P1" draw:layer="layout" svg:width="1.524cm" svg:height="0.762cm" svg:x="14.084cm" svg:y="7.659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4.084cm" svg:y="8.421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4.084cm" svg:y="9.183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9" draw:layer="layout" svg:width="3.302cm" svg:height="0.947cm" svg:x="7.728cm" svg:y="4.826cm">
          <draw:text-box>
            <text:p text:style-name="P1"><text:span text:style-name="T9">Crail Files</text:span></text:p>
          </draw:text-box>
        </draw:frame>
        <draw:frame draw:style-name="gr65" draw:text-style-name="P19" draw:layer="layout" svg:width="4.058cm" svg:height="0.947cm" svg:x="13.228cm" svg:y="4.827cm">
          <draw:text-box>
            <text:p text:style-name="P1"><text:span text:style-name="T9">Spark buffer</text:span></text:p>
          </draw:text-box>
        </draw:frame>
        <draw:path draw:style-name="gr93" draw:text-style-name="P1" draw:layer="layout" svg:width="3.855cm" svg:height="0cm" svg:x="9.86cm" svg:y="6.196cm" svg:viewBox="0 0 3856 0" svg:d="M0 0c3856 0 3856 0 3856 0">
          <text:p/>
        </draw:path>
        <draw:path draw:style-name="gr93" draw:text-style-name="P1" draw:layer="layout" svg:width="3.855cm" svg:height="1.269cm" svg:x="9.86cm" svg:y="6.858cm" svg:viewBox="0 0 3856 1270" svg:d="M0 1270c2451 0 683-1307 1768-1269 1086 38 2088 0 2088 0">
          <text:p/>
        </draw:path>
        <draw:path draw:style-name="gr93" draw:text-style-name="P1" draw:layer="layout" svg:width="3.855cm" svg:height="3.301cm" svg:x="9.86cm" svg:y="7.62cm" svg:viewBox="0 0 3856 3302" svg:d="M0 3302c2792 0 683-2455 1427-2794s2429-508 2429-508">
          <text:p/>
        </draw:path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draw:style-name="gr65" draw:text-style-name="P19" draw:layer="layout" svg:width="2.266cm" svg:height="0.947cm" svg:x="5.39cm" svg:y="5.025cm">
          <draw:text-box>
            <text:p text:style-name="P1"><text:span text:style-name="T9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9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8" draw:text-style-name="P1" draw:layer="layout" svg:width="1.524cm" svg:height="0.762cm" svg:x="13.712cm" svg:y="6.05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" draw:layer="layout" svg:width="1.524cm" svg:height="0.762cm" svg:x="13.7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" draw:layer="layout" svg:width="1.524cm" svg:height="0.762cm" svg:x="13.7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95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398cm" svg:y1="9.483cm" svg:x2="9.398cm" svg:y2="10.499cm">
          <text:p/>
        </draw:line>
        <draw:line draw:style-name="gr67" draw:text-style-name="P1" draw:layer="layout" svg:x1="6.604cm" svg:y1="9.483cm" svg:x2="6.604cm" svg:y2="10.499cm">
          <text:p/>
        </draw:line>
        <draw:g>
          <draw:custom-shape draw:style-name="gr92" draw:text-style-name="P1" draw:layer="layout" svg:width="1.524cm" svg:height="0.762cm" svg:x="14.0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4.0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4.0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9" draw:layer="layout" svg:width="3.302cm" svg:height="0.947cm" svg:x="7.728cm" svg:y="5.026cm">
          <draw:text-box>
            <text:p text:style-name="P1"><text:span text:style-name="T9">Crail Files</text:span></text:p>
          </draw:text-box>
        </draw:frame>
        <draw:frame draw:style-name="gr65" draw:text-style-name="P19" draw:layer="layout" svg:width="4.058cm" svg:height="0.947cm" svg:x="12.528cm" svg:y="5.027cm">
          <draw:text-box>
            <text:p text:style-name="P1"><text:span text:style-name="T9">Spark buffer</text:span></text:p>
          </draw:text-box>
        </draw:frame>
        <draw:path draw:style-name="gr93" draw:text-style-name="P1" draw:layer="layout" svg:width="3.855cm" svg:height="0cm" svg:x="9.86cm" svg:y="6.196cm" svg:viewBox="0 0 3856 0" svg:d="M0 0c3856 0 3856 0 3856 0">
          <text:p/>
        </draw:path>
        <draw:path draw:style-name="gr93" draw:text-style-name="P1" draw:layer="layout" svg:width="3.855cm" svg:height="1.269cm" svg:x="9.86cm" svg:y="6.858cm" svg:viewBox="0 0 3856 1270" svg:d="M0 1270c2451 0 683-1307 1768-1269 1086 38 2088 0 2088 0">
          <text:p/>
        </draw:path>
        <draw:path draw:style-name="gr93" draw:text-style-name="P1" draw:layer="layout" svg:width="3.855cm" svg:height="3.301cm" svg:x="9.86cm" svg:y="7.62cm" svg:viewBox="0 0 3856 3302" svg:d="M0 3302c2792 0 683-2455 1427-2794s2429-508 2429-508">
          <text:p/>
        </draw:path>
        <draw:g>
          <draw:custom-shape draw:style-name="gr90" draw:text-style-name="P1" draw:layer="layout" svg:width="1.524cm" svg:height="0.762cm" svg:x="14.46cm" svg:y="9.952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4.4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4.46cm" svg:y="11.476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39" draw:layer="layout" svg:width="3.302cm" svg:height="1.521cm" svg:x="10.93cm" svg:y="8.182cm">
          <draw:text-box>
            <text:p text:style-name="P38"><text:span text:style-name="T20">RDMA</text:span></text:p>
            <text:p text:style-name="P38"><text:span text:style-name="T20">zero-copy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65" draw:text-style-name="P19" draw:layer="layout" svg:width="2.266cm" svg:height="0.947cm" svg:x="5.39cm" svg:y="4.825cm">
          <draw:text-box>
            <text:p text:style-name="P1"><text:span text:style-name="T9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9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8" draw:text-style-name="P1" draw:layer="layout" svg:width="1.27cm" svg:height="0.762cm" draw:transform="rotate (-3.14159265358979) translate (12.954cm 6.85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8" draw:text-style-name="P1" draw:layer="layout" svg:width="1.27cm" svg:height="0.762cm" draw:transform="rotate (-3.14159265358979) translate (12.954cm 7.6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8" draw:text-style-name="P1" draw:layer="layout" svg:width="1.27cm" svg:height="0.762cm" draw:transform="rotate (-3.14159265358979) translate (12.954cm 8.38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5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398cm" svg:y1="9.483cm" svg:x2="9.398cm" svg:y2="10.499cm">
          <text:p/>
        </draw:line>
        <draw:line draw:style-name="gr67" draw:text-style-name="P1" draw:layer="layout" svg:x1="6.604cm" svg:y1="9.483cm" svg:x2="6.604cm" svg:y2="10.499cm">
          <text:p/>
        </draw:line>
        <draw:frame draw:style-name="gr65" draw:text-style-name="P19" draw:layer="layout" svg:width="3.302cm" svg:height="0.947cm" svg:x="7.728cm" svg:y="4.826cm">
          <draw:text-box>
            <text:p text:style-name="P1"><text:span text:style-name="T9">Crail Files</text:span></text:p>
          </draw:text-box>
        </draw:frame>
        <draw:frame draw:style-name="gr65" draw:text-style-name="P19" draw:layer="layout" svg:width="4.058cm" svg:height="0.947cm" svg:x="12.228cm" svg:y="4.827cm">
          <draw:text-box>
            <text:p text:style-name="P1"><text:span text:style-name="T9">Spark buff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11T13:14:21.104222958</dc:date>
    <meta:editing-duration>P1DT9H13M19S</meta:editing-duration>
    <meta:editing-cycles>588</meta:editing-cycles>
    <meta:generator>LibreOffice/4.2.8.2$Linux_X86_64 LibreOffice_project/420m0$Build-2</meta:generator>
    <meta:document-statistic meta:object-count="5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